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2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12pt" fo:font-weight="bold"/>
    </style:style>
    <style:style style:name="T4" style:family="text">
      <style:text-properties style:font-name="DejaVu Sans Mono" fo:font-size="12pt"/>
    </style:style>
    <style:style style:name="T5" style:family="text">
      <style:text-properties style:font-name="DejaVu Sans Mono" fo:font-size="12pt" fo:font-weight="bold"/>
    </style:style>
    <style:style style:name="T6" style:family="text">
      <style:text-properties fo:color="#008000"/>
    </style:style>
    <style:style style:name="T7" style:family="text">
      <style:text-properties fo:color="#008000" style:font-name="DejaVu Sans Mono" fo:font-size="12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ackage </text:span>com.softcell.gonogo.hdfc.mvp.views.main</text:p>
      <text:p text:style-name="P1"><text:span text:style-name="T2">import </text:span>android.os.Bundle</text:p>
      <text:p text:style-name="P1"><text:span text:style-name="T2">import </text:span>android.view.View</text:p>
      <text:p text:style-name="P1"><text:span text:style-name="T2">import </text:span>com.softcell.gonogo.BuildConfig</text:p>
      <text:p text:style-name="P1"><text:span text:style-name="T2">import </text:span>com.softcell.gonogo.R</text:p>
      <text:p text:style-name="P1"><text:span text:style-name="T2">import </text:span>com.softcell.soutilities.formatting.DateFormatterUtils</text:p>
      <text:p text:style-name="P1"><text:span text:style-name="T2">import </text:span>com.softcell.soutilities.log.gngx.showErrorMessage</text:p>
      <text:p text:style-name="P1"><text:span text:style-name="T2">import </text:span>com.softcell.soutilities.mvp.models.base.BaseRequestModel</text:p>
      <text:p text:style-name="P1"><text:span text:style-name="T2">import </text:span>com.softcell.soutilities.mvp.models.generic.GenericRequest</text:p>
      <text:p text:style-name="P1"><text:span text:style-name="T2">import </text:span>com.softcell.soutilities.mvp.models.merchant_payment.MerchantPaymentInfo</text:p>
      <text:p text:style-name="P1"><text:span text:style-name="T2">import </text:span>com.softcell.soutilities.mvp.presenters.marchant_payment.MarchantPaymentContract</text:p>
      <text:p text:style-name="P1"><text:span text:style-name="T2">import </text:span>com.softcell.soutilities.mvp.presenters.marchant_payment.MarchantPaymentPresenter</text:p>
      <text:p text:style-name="P1"><text:span text:style-name="T2">import </text:span>com.softcell.soutilities.mvp.view.fragements.BaseValidationFragment</text:p>
      <text:p text:style-name="P1"><text:span text:style-name="T2">import </text:span>com.softcell.soutilities.network.APIClientUtils</text:p>
      <text:p text:style-name="P1"><text:span text:style-name="T2">import </text:span>com.softcell.soutilities.requests_response.ApplicationHeaderUtility</text:p>
      <text:p text:style-name="P1"><text:span text:style-name="T2">import </text:span>com.softcell.soutilities.requests_response.ApplicationRequestUtility</text:p>
      <text:p text:style-name="P1"><text:span text:style-name="T2">import </text:span>com.softcell.soutilities.storage.SpUtils</text:p>
      <text:p text:style-name="P1"><text:span text:style-name="T2">import </text:span>kotlinx.android.synthetic.hdfc.fragment_loan_booking_info.*</text:p>
      <text:p text:style-name="P1"><text:span text:style-name="T2">class </text:span>MerchantPaymentFragment : BaseValidationFragment(), MarchantPaymentContract.View {</text:p>
      <text:p text:style-name="P2"><text:s text:c="4"/><text:span text:style-name="T3">private val </text:span><text:span text:style-name="T4">IS_FIELDS_ENABLE = </text:span><text:span text:style-name="T7">"isFieldsEnable"</text:span></text:p>
      <text:p text:style-name="P2"><text:span text:style-name="T6"><text:s text:c="4"/></text:span><text:span text:style-name="T3">private var </text:span><text:span text:style-name="T4">marchantPaymentPresenter: MarchantPaymentPresenter? = </text:span><text:span text:style-name="T3">null</text:span></text:p>
      <text:p text:style-name="P2"><text:span text:style-name="T1"><text:s text:c="4"/></text:span><text:span text:style-name="T3">private var </text:span><text:span text:style-name="T4">merchantPaymentInfo: MerchantPaymentInfo? = </text:span><text:span text:style-name="T3">null</text:span></text:p>
      <text:p text:style-name="P2"><text:span text:style-name="T1"><text:s text:c="4"/></text:span><text:span text:style-name="T3">private var </text:span><text:span text:style-name="T4">applicationOverviewActionsListener: ApplicationOverviewActionsListener? = </text:span><text:span text:style-name="T3">null</text:span></text:p>
      <text:p text:style-name="P2"><text:span text:style-name="T1"><text:s text:c="4"/></text:span><text:span text:style-name="T3">private var </text:span><text:span text:style-name="T4">isFieldEnable: Boolean? = </text:span><text:span text:style-name="T3">null</text:span></text:p>
      <text:p text:style-name="P2"><text:span text:style-name="T1"><text:s text:c="4"/></text:span><text:span text:style-name="T3">companion object </text:span><text:span text:style-name="T4">{</text:span></text:p>
      <text:p text:style-name="P2"><text:s text:c="8"/><text:span text:style-name="T3">val </text:span><text:span text:style-name="T4">LOG_TAG = MerchantPaymentFragment::</text:span><text:span text:style-name="T3">class</text:span><text:span text:style-name="T4">.java.simpleName</text:span></text:p>
      <text:p text:style-name="P2"><text:s text:c="8"/><text:span text:style-name="T3">fun </text:span><text:span text:style-name="T4">newInstance(isFieldsEnable: Boolean?) =</text:span></text:p>
      <text:p text:style-name="P2"><text:s text:c="16"/><text:span text:style-name="T4">MerchantPaymentFragment().apply </text:span><text:span text:style-name="T5">{</text:span></text:p>
      <text:p text:style-name="P2"><text:s text:c="20"/><text:span text:style-name="T4">arguments = Bundle().apply </text:span><text:span text:style-name="T5">{</text:span></text:p>
      <text:p text:style-name="P2"><text:s text:c="24"/><text:span text:style-name="T4">isFieldsEnable?.let </text:span><text:span text:style-name="T5">{ </text:span><text:span text:style-name="T4">putBoolean(IS_FIELDS_ENABLE, it) </text:span><text:span text:style-name="T5">}</text:span></text:p>
      <text:p text:style-name="P2"><text:s text:c="20"/><text:span text:style-name="T5">}</text:span></text:p>
      <text:p text:style-name="P2"><text:s text:c="16"/><text:span text:style-name="T5">}</text:span></text:p>
      <text:p text:style-name="P2"><text:s text:c="4"/><text:span text:style-name="T4">}</text:span></text:p>
      <text:p text:style-name="P2"><text:soft-page-break/><text:s text:c="4"/><text:span text:style-name="T3">fun </text:span><text:span text:style-name="T4">attachFragmentActionsCallback(applicationOverviewActionsListener: ApplicationOverviewActionsListener?) {</text:span></text:p>
      <text:p text:style-name="P2"><text:s text:c="8"/><text:span text:style-name="T3">this</text:span><text:span text:style-name="T4">.applicationOverviewActionsListener = applicationOverviewActionsListener</text:span></text:p>
      <text:p text:style-name="P2"><text:s text:c="4"/><text:span text:style-name="T4">}</text:span></text:p>
      <text:p text:style-name="P2"><text:s text:c="4"/><text:span text:style-name="T3">override fun </text:span><text:span text:style-name="T4">getFragmentLayout(): View {</text:span></text:p>
      <text:p text:style-name="P2"><text:s text:c="8"/><text:span text:style-name="T3">return </text:span><text:span text:style-name="T4">inflater.inflate(R.layout.fragment_merchant_payment, sv_loan_booking_information)</text:span></text:p>
      <text:p text:style-name="P2"><text:s text:c="4"/><text:span text:style-name="T4">}</text:span></text:p>
      <text:p text:style-name="P2"><text:s text:c="4"/><text:span text:style-name="T3">override fun </text:span><text:span text:style-name="T4">setDataIfPresent() {</text:span></text:p>
      <text:p text:style-name="P2"><text:s text:c="8"/><text:span text:style-name="T4">callLoanBookingInfoAPI()</text:span></text:p>
      <text:p text:style-name="P2"><text:s text:c="4"/><text:span text:style-name="T4">}</text:span></text:p>
      <text:p text:style-name="P2"><text:s text:c="4"/><text:span text:style-name="T3">override fun </text:span><text:span text:style-name="T4">isScreenValidData(): Boolean {</text:span></text:p>
      <text:p text:style-name="P2"><text:s text:c="8"/><text:span text:style-name="T3">return true</text:span></text:p>
      <text:p text:style-name="P2"><text:span text:style-name="T1"><text:s text:c="4"/></text:span><text:span text:style-name="T4">}</text:span></text:p>
      <text:p text:style-name="P2"><text:s text:c="4"/><text:span text:style-name="T3">override fun </text:span><text:span text:style-name="T4">getDataFromViews() {}</text:span></text:p>
      <text:p text:style-name="P2"><text:s text:c="4"/><text:span text:style-name="T3">override fun </text:span><text:span text:style-name="T4">initializeViews() {</text:span></text:p>
      <text:p text:style-name="P2"><text:s text:c="8"/><text:span text:style-name="T4">applicationOverviewActionsListener?.setActivityTitle(getString(R.string.merchant_payment_information))</text:span></text:p>
      <text:p text:style-name="P2"><text:s text:c="4"/><text:span text:style-name="T4">}</text:span></text:p>
      <text:p text:style-name="P2"><text:s text:c="4"/><text:span text:style-name="T3">private fun </text:span><text:span text:style-name="T4">callLoanBookingInfoAPI() {</text:span></text:p>
      <text:p text:style-name="P2"><text:s text:c="8"/><text:span text:style-name="T3">val </text:span><text:span text:style-name="T4">genericRequest = GenericRequest&lt;BaseRequestModel&gt;()</text:span></text:p>
      <text:p text:style-name="P2"><text:s text:c="8"/><text:span text:style-name="T4">genericRequest.refId = ApplicationRequestUtility.getInstance().referenceID</text:span></text:p>
      <text:p text:style-name="P2"><text:s text:c="8"/><text:span text:style-name="T4">genericRequest.header = ApplicationHeaderUtility.getInstance().header</text:span></text:p>
      <text:p text:style-name="P2"><text:s text:c="8"/><text:span text:style-name="T4">marchantPaymentPresenter?.callAPI(genericRequest, APIClientUtils(context), BuildConfig.FLAVOR)</text:span></text:p>
      <text:p text:style-name="P2"><text:s text:c="4"/><text:span text:style-name="T4">}</text:span></text:p>
      <text:p text:style-name="P2"><text:s text:c="4"/><text:span text:style-name="T3">override fun </text:span><text:span text:style-name="T4">initializePresenter() {</text:span></text:p>
      <text:p text:style-name="P2"><text:s text:c="8"/><text:span text:style-name="T4">marchantPaymentPresenter = MarchantPaymentPresenter()</text:span></text:p>
      <text:p text:style-name="P2"><text:s text:c="8"/><text:span text:style-name="T4">marchantPaymentPresenter?.attachView(</text:span><text:span text:style-name="T3">this</text:span><text:span text:style-name="T4">)</text:span></text:p>
      <text:p text:style-name="P2"><text:s text:c="8"/><text:span text:style-name="T4">marchantPaymentPresenter?.attachSharedPreference(SpUtils.getInstance(context))</text:span></text:p>
      <text:p text:style-name="P2"><text:s text:c="4"/><text:span text:style-name="T4">}</text:span></text:p>
      <text:p text:style-name="P2"><text:s text:c="4"/><text:span text:style-name="T3">override fun </text:span><text:span text:style-name="T4">onMerchantPaymentSuccess(merchantPaymentInfo: MerchantPaymentInfo) {</text:span></text:p>
      <text:p text:style-name="P2"><text:s text:c="8"/><text:span text:style-name="T3">this</text:span><text:span text:style-name="T4">.merchantPaymentInfo = merchantPaymentInfo</text:span></text:p>
      <text:p text:style-name="P2"><text:s text:c="8"/><text:span text:style-name="T4">populateData()</text:span></text:p>
      <text:p text:style-name="P2"><text:s text:c="4"/><text:span text:style-name="T4">}</text:span></text:p>
      <text:p text:style-name="P2"><text:s text:c="4"/><text:span text:style-name="T3">override fun </text:span><text:span text:style-name="T4">onMerchantPaymentFailed(errorMessage: String?) {</text:span></text:p>
      <text:p text:style-name="P2"><text:s text:c="8"/><text:span text:style-name="T4">showErrorMessage(errorMessage, context, </text:span><text:span text:style-name="T3">null</text:span><text:span text:style-name="T4">)</text:span></text:p>
      <text:p text:style-name="P2"><text:s text:c="4"/><text:span text:style-name="T4">}</text:span></text:p>
      <text:p text:style-name="P2"><text:s text:c="4"/><text:span text:style-name="T3">private fun </text:span><text:span text:style-name="T4">populateData() {</text:span></text:p>
      <text:p text:style-name="P2"><text:s text:c="8"/><text:span text:style-name="T4">gtil_utr_no.setTextOnEt(merchantPaymentInfo?.utrNo)</text:span></text:p>
      <text:p text:style-name="P2"><text:s text:c="8"/><text:span text:style-name="T4">gtil_utr_date.setTextOnEt(DateFormatterUtils.getFormattedDateToDisplay(merchantPaymentInfo?.utrDate))</text:span></text:p>
      <text:p text:style-name="P2"><text:s text:c="4"/><text:span text:style-name="T4">}</text:span></text:p>
      <text:p text:style-name="P3"><text:soft-page-break/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8:07:39.893065363</meta:creation-date>
    <dc:date>2019-11-27T18:08:06.965033013</dc:date>
    <meta:editing-duration>PT27S</meta:editing-duration>
    <meta:editing-cycles>1</meta:editing-cycles>
    <meta:document-statistic meta:table-count="0" meta:image-count="0" meta:object-count="0" meta:page-count="3" meta:paragraph-count="72" meta:word-count="192" meta:character-count="3618" meta:non-whitespace-character-count="3138"/>
    <meta:generator>LibreOffice/6.0.7.3$Linux_X86_64 LibreOffice_project/00m0$Build-3</meta:generator>
  </office:meta>
</office:document-meta>
</file>